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fo:background-color="#ffffff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13" style:family="paragraph" style:parent-style-name="Heading_20_3">
      <style:text-properties style:font-name="Arial" fo:font-size="12pt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1pt" fo:letter-spacing="normal" fo:font-weight="normal" style:font-size-asian="11pt" style:font-size-complex="11pt"/>
    </style:style>
    <style:style style:name="T6" style:family="text">
      <style:text-properties style:font-name="Arial" fo:font-size="12pt" fo:letter-spacing="normal" fo:font-weight="normal" style:font-size-asian="12pt" style:font-size-complex="12pt"/>
    </style:style>
    <style:style style:name="T7" style:family="text">
      <style:text-properties fo:background-color="#ffff00"/>
    </style:style>
    <style:style style:name="T8" style:family="text">
      <style:text-properties fo:background-color="#ffffff"/>
    </style:style>
    <style:style style:name="T9" style:family="text">
      <style:text-properties fo:background-color="#ffff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Configure Administrative Functions - Lab Questions 3</text:h>
      <text:p text:style-name="P11"/>
      <text:p text:style-name="P12">1)</text:p>
      <text:section text:style-name="Sect1" text:name="417">
        <text:p text:style-name="P1"><text:span text:style-name="Strong_20_Emphasis"><text:span text:style-name="T6">What is displayed for the enable secret password?</text:span></text:span></text:p>
        <text:list xml:id="list2891369584275486145" text:style-name="L1">
          <text:list-item>
            <text:p text:style-name="P3">$1$mERr$ILwq/b7kc.7X/ejA4Aosn0<text:tab/><text:tab/><text:span text:style-name="T9">right</text:span></text:p>
          </text:list-item>
          <text:list-item>
            <text:p text:style-name="P8">cybintAdmin</text:p>
          </text:list-item>
        </text:list>
        <text:p text:style-name="P10">Score: 0.00</text:p>
      </text:section>
      <text:section text:style-name="Sect1" text:name="418">
        <text:p text:style-name="P12">2)</text:p>
        <text:p text:style-name="P1"><text:span text:style-name="Strong_20_Emphasis"><text:span text:style-name="T6">Why is the enable secret password displayed differently from what we configured?</text:span></text:span></text:p>
        <text:list xml:id="list4787750689447079455" text:style-name="L3">
          <text:list-item>
            <text:p text:style-name="P5">Because the encryption service has not been successfully completed</text:p>
          </text:list-item>
          <text:list-item>
            <text:p text:style-name="P5">Because the IOS of this switch is not up to date</text:p>
          </text:list-item>
          <text:list-item>
            <text:p text:style-name="P5">Because the enable password is in plain text</text:p>
          </text:list-item>
          <text:list-item>
            <text:p text:style-name="P5">Because the password is written in plain text</text:p>
          </text:list-item>
          <text:list-item>
            <text:p text:style-name="P5">The enable secret is shown in encrypted form, while the enable password is in plain text<text:tab/><text:span text:style-name="T7">rigth</text:span></text:p>
          </text:list-item>
        </text:list>
        <text:p text:style-name="P10">Score: 0.33</text:p>
      </text:section>
      <text:section text:style-name="Sect1" text:name="420">
        <text:p text:style-name="P12">3)</text:p>
        <text:p text:style-name="P2">Encrypt the enable and console passwords.</text:p>
        <text:p text:style-name="P2">While the enable secret password is now encrypted, the enable and console passwords still need to be encrypted. We will now encrypt them using the service password-encryption command.</text:p>
        <text:p text:style-name="P9"><draw:frame draw:style-name="fr1" draw:name="Grafik1" text:anchor-type="as-char" svg:width="21.167cm" svg:height="1.561cm" draw:z-index="0"><draw:image xlink:href="https://cdn1.dcbstatic.com/files/c/y/cyberint_academy_docebosaas_com/userfiles/13076/Network+Administration/configure_administrative_functions___lab_questions_pic8.png" xlink:type="simple" xlink:show="embed" xlink:actuate="onLoad"/></draw:frame></text:p>
        <text:p text:style-name="P9"><draw:frame draw:style-name="fr1" draw:name="Grafik2" text:anchor-type="as-char" svg:width="21.167cm" svg:height="1.005cm" draw:z-index="1"><draw:image xlink:href="https://cdn1.dcbstatic.com/files/c/y/cyberint_academy_docebosaas_com/userfiles/13076/Network+Administration/configure_administrative_functions___lab_questions_pic9.png" xlink:type="simple" xlink:show="embed" xlink:actuate="onLoad"/></draw:frame></text:p>
        <text:p text:style-name="P9"> </text:p>
        <text:p text:style-name="P1"><text:span text:style-name="Strong_20_Emphasis"><text:span text:style-name="T6">If you configure additional passwords on the switch, will they appear in the configuration file as plain text or in encrypted form? Explain why.</text:span></text:span></text:p>
        <text:list xml:id="list8284655215593651444" text:style-name="L4">
          <text:list-item>
            <text:p text:style-name="P6">The service password-encryption command encrypts all current and future passwords<text:tab/><text:tab/><text:span text:style-name="T9">right</text:span></text:p>
          </text:list-item>
          <text:list-item>
            <text:p text:style-name="P6">The service password-encryption command encrypts only future passwords</text:p>
          </text:list-item>
          <text:list-item>
            <text:p text:style-name="P6">The service password-encryption command encrypts only the current passwords</text:p>
          </text:list-item>
          <text:list-item>
            <text:p text:style-name="P6">The service password-encryption command encrypts the previous passwords</text:p>
          </text:list-item>
        </text:list>
        <text:p text:style-name="P10">Score: 0.00</text:p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138cm" fo:margin-right="1.18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7S</meta:editing-duration>
    <meta:editing-cycles>3</meta:editing-cycles>
    <meta:generator>OpenOffice/4.1.14$Win32 OpenOffice.org_project/4114m1$Build-9811</meta:generator>
    <dc:date>2023-11-13T11:26:26.68</dc:date>
    <meta:document-statistic meta:table-count="0" meta:image-count="2" meta:object-count="0" meta:page-count="1" meta:paragraph-count="26" meta:word-count="197" meta:character-count="1251"/>
    <dc:creator>kaos sevdalisi</dc:creator>
    <meta:user-defined meta:name="Info 1"/>
    <meta:user-defined meta:name="Info 2"/>
    <meta:user-defined meta:name="Info 3"/>
    <meta:user-defined meta:name="Info 4"/>
  </office:meta>
</office:document-meta>
</file>